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stroke-dash="Ultrafine_20_Dashed" draw:fill="solid"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28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draw:fill="solid" draw:fill-color="#cc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stroke-dash="Ultrafine_20_Dashed" draw:fill="solid" draw:fill-color="#e6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1.005cm"/>
    </style:style>
    <style:style style:name="gr12" style:family="graphic" style:parent-style-name="standard">
      <style:graphic-properties draw:stroke="none" svg:stroke-color="#000000" draw:fill="none" draw:fill-color="#ffffff" fo:min-height="2.134cm"/>
    </style:style>
    <style:style style:name="gr13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Dashed" svg:stroke-color="#000000" draw:fill="solid" draw:fill-color="#ffffff" draw:opacity="20%" draw:textarea-horizontal-align="justify" draw:textarea-vertical-align="middle" draw:auto-grow-height="false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5.5cm" svg:height="2cm" svg:x="7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1.5cm" svg:height="1cm" svg:x="9cm" svg:y="3cm">
          <text:p text:style-name="P1"><text:span text:style-name="T1">M</text:span><text:span text:style-name="T2">0</text:span></text:p>
          <draw:enhanced-geometry svg:viewBox="0 0 21600 21600" draw:type="rectangle" draw:enhanced-path="M 0 0 L 21600 0 21600 21600 0 21600 0 0 Z N"/>
        </draw:custom-shape>
        <draw:g draw:id="id1">
          <draw:custom-shape draw:style-name="gr3" draw:text-style-name="P1" draw:layer="layout" svg:width="4.499cm" svg:height="0.875cm" svg:x="1.501cm" svg:y="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" draw:layer="layout" svg:width="4.499cm" svg:height="0.978cm" svg:x="1.472cm" svg:y="2.022cm">
            <draw:text-box>
              <text:p text:style-name="P1">MFCC file</text:p>
            </draw:text-box>
          </draw:frame>
        </draw:g>
        <draw:connector draw:style-name="gr5" draw:text-style-name="P1" draw:layer="layout" svg:x1="6cm" svg:y1="2.5cm" svg:x2="7cm" svg:y2="3.5cm" draw:start-shape="id1" draw:start-glue-point="1" draw:end-shape="id2" draw:end-glue-point="3" svg:d="m6000 2500h500v1000h500">
          <text:p/>
        </draw:connector>
        <draw:custom-shape draw:style-name="gr6" draw:text-style-name="P1" draw:id="id4" draw:layer="layout" svg:width="6.5cm" svg:height="1.5cm" svg:x="9.5cm" svg:y="5.5cm">
          <text:p text:style-name="P1">BUILD GMM</text:p>
          <draw:enhanced-geometry svg:viewBox="0 0 21600 21600" draw:glue-points="?f6 0 10800 ?f8 ?f11 10800 ?f9 21600 10800 ?f10 ?f5 10800" draw:text-areas="?f3 ?f3 ?f4 ?f4" draw:type="parallelogram" draw:modifiers="3578.403322565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9.75cm" svg:y1="4cm" svg:x2="12.75cm" svg:y2="5.5cm" draw:start-shape="id3" draw:start-glue-point="2" draw:end-shape="id4" svg:d="m9750 4000v750h3000v750">
          <text:p/>
        </draw:connector>
        <draw:custom-shape draw:style-name="gr1" draw:text-style-name="P1" draw:id="id5" draw:layer="layout" svg:width="5.5cm" svg:height="2cm" svg:x="10cm" svg:y="9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5cm" svg:y1="7cm" svg:x2="12.75cm" svg:y2="9cm" draw:start-shape="id4" draw:start-glue-point="8" draw:end-shape="id5" draw:end-glue-point="0" svg:d="m12750 7000v2000">
          <text:p/>
        </draw:connector>
        <draw:custom-shape draw:style-name="gr7" draw:text-style-name="P1" draw:layer="layout" svg:width="1.5cm" svg:height="1cm" svg:x="12cm" svg:y="9.5cm">
          <text:p text:style-name="P1"><text:span text:style-name="T1">G</text:span><text:span text:style-name="T2">0</text:span></text:p>
          <draw:enhanced-geometry svg:viewBox="0 0 21600 21600" draw:type="rectangle" draw:enhanced-path="M 0 0 L 21600 0 21600 21600 0 21600 0 0 Z N"/>
        </draw:custom-shape>
        <draw:g draw:id="id6">
          <draw:custom-shape draw:style-name="gr8" draw:text-style-name="P1" draw:layer="layout" svg:width="4.471cm" svg:height="0.875cm" svg:x="1.529cm" svg:y="9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" draw:layer="layout" svg:width="4.471cm" svg:height="0.978cm" svg:x="1.5cm" svg:y="9.522cm">
            <draw:text-box>
              <text:p text:style-name="P1">GMM file</text:p>
            </draw:text-box>
          </draw:frame>
        </draw:g>
        <draw:connector draw:style-name="gr5" draw:text-style-name="P1" draw:layer="layout" svg:x1="6cm" svg:y1="10cm" svg:x2="10cm" svg:y2="10cm" draw:start-shape="id6" draw:start-glue-point="1" draw:end-shape="id5" draw:end-glue-point="3" svg:d="m6000 10000h4000">
          <text:p/>
        </draw:connector>
        <draw:custom-shape draw:style-name="gr1" draw:text-style-name="P1" draw:id="id9" draw:layer="layout" svg:width="5.5cm" svg:height="2cm" svg:x="13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id="id7" draw:layer="layout" svg:width="1.5cm" svg:height="1cm" svg:x="15cm" svg:y="3cm">
          <text:p text:style-name="P1">s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5.75cm" svg:y1="4cm" svg:x2="13.288cm" svg:y2="5.5cm" draw:start-shape="id7" draw:start-glue-point="2" draw:end-shape="id4" draw:end-glue-point="4" svg:d="m15750 4000v750h-2462v750">
          <text:p/>
        </draw:connector>
        <draw:g draw:id="id8">
          <draw:g>
            <draw:custom-shape draw:style-name="gr10" draw:text-style-name="P1" draw:layer="layout" svg:width="4cm" svg:height="1.5cm" svg:x="19.5cm" svg:y="1.8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1" draw:layer="layout" svg:width="3.2cm" svg:height="1.427cm" svg:x="19.9cm" svg:y="2.073cm">
              <draw:text-box>
                <text:p text:style-name="P1"><text:span text:style-name="T3">SEGMENT file</text:span></text:p>
              </draw:text-box>
            </draw:frame>
          </draw:g>
        </draw:g>
        <draw:connector draw:style-name="gr5" draw:text-style-name="P1" draw:layer="layout" svg:x1="19.5cm" svg:y1="2.692cm" svg:x2="18.5cm" svg:y2="3.5cm" draw:start-shape="id8" draw:start-glue-point="3" draw:end-shape="id9" draw:end-glue-point="1" svg:d="m19500 2692h-500v808h-500">
          <text:p/>
        </draw:connector>
        <draw:frame draw:style-name="gr12" draw:text-style-name="P2" draw:layer="layout" svg:width="2.5cm" svg:height="2.384cm" svg:x="20cm" svg:y="8.5cm">
          <draw:text-box>
            <text:p text:style-name="P2">M</text:p>
            <text:p text:style-name="P2">F</text:p>
            <text:p text:style-name="P2">U</text:p>
          </draw:text-box>
        </draw:frame>
        <draw:custom-shape draw:style-name="gr13" draw:text-style-name="P2" draw:layer="layout" svg:width="1.5cm" svg:height="1cm" svg:x="20.5cm" svg:y="10cm">
          <text:p text:style-name="P2"><text:span text:style-name="T4">U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1.5cm" svg:height="1cm" svg:x="20.5cm" svg:y="9cm">
          <text:p text:style-name="P2"><text:span text:style-name="T4">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1.5cm" svg:height="1cm" svg:x="20.5cm" svg:y="8cm">
          <text:p text:style-name="P2"><text:span text:style-name="T4">F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3.5cm" svg:height="4cm" svg:x="19.5cm" svg:y="7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draw:type="lines" svg:x1="15.5cm" svg:y1="10cm" svg:x2="19.191cm" svg:y2="9.988cm" draw:start-shape="id5" draw:start-glue-point="1" svg:d="m15500 10000h501l3190-12v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ela </meta:initial-creator>
    <meta:creation-date>2012-03-20T14:14:46</meta:creation-date>
    <dc:date>2012-03-20T17:14:59</dc:date>
    <dc:creator>michela </dc:creator>
    <meta:editing-duration>PT01H53M11S</meta:editing-duration>
    <meta:editing-cycles>4</meta:editing-cycles>
    <meta:generator>OpenOffice.org/3.2$Linux OpenOffice.org_project/320m12$Build-9483</meta:generator>
    <meta:document-statistic meta:object-count="29"/>
  </office:meta>
</office:document-meta>
</file>